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section text:style-name="Sect_letHead" text:name="Sect_letHead">
        <text:p text:style-name="letter_letHead_dicBody">A a<text:variable-set text:name="Left_Guideword_L" text:display="none" text:formula="ooow: anon" office:value-type="string" office:string-value="anon"/></text:p>
        <text:s text:c="1"/>
      </text:section>
      <text:section text:style-name="Sect_letData" text:name="Sect_letData">
        <text:p text:style-name="entry_letData_dicBody"><text:span text:style-name="headword_entry_letData_dicBody">anon</text:span><text:span text:style-name="headword_.bzh"><text:variable-set text:name="Left_Guideword_L" text:display="none" text:formula="ooow: anon" office:value-type="string" office:string-value="anon"/></text:span><text:span text:style-name="headword_.bzh"><text:variable-set text:name="Right_Guideword_R" text:display="none" text:formula="ooow: anon" office:value-type="string" office:string-value="anon"/></text:span><text:span/><text:s text:c="1"/><text:span text:style-name="pronunciation_pronunciations_entry_letData_dicBody">[a.ˈnon]</text:span><text:s text:c="1"/><text:span text:style-name="partofspeech_.en_grammaticalinfo_sense_senses_entry_letData_dicBody">noun(inal)</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 text:c="1"/><text:span text:style-name="xlanguagetag_xitem_.tpi_definition_.en_sense_senses_entry_letData_dicBody">Pdg </text:span><text:span text:style-name="xitem_.tpi_definition_.en_sense_senses_entry_letData_dicBody">pikinini bilong diwai samting</text:span><text:s text:c="1"/><text:span text:style-name="example_xitem_examples_sense_senses_entry_letData_dicBody">Sakom anon loḳ om hil aġa</text:span><text:s text:c="1"/><text:span text:style-name="translation_.en_translations_xitem_examples_sense_senses_entry_letData_dicBody">There is fruit on the corn so let's eat it</text:span><text:s text:c="1"/><text:span text:style-name="example_xitem_examples_sense_senses_entry_letData_dicBody">Sis anon luu meraḳ nare</text:span><text:s text:c="1"/><text:span text:style-name="translation_.en_translations_xitem_examples_sense_senses_entry_letData_dicBody">It has two nuts/pieces of fruit on it</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body</text:span><text:s text:c="1"/><text:span text:style-name="xlanguagetag_xitem_.tpi_definition_.en_sense_senses_entry_letData_dicBody">Pdg </text:span><text:span text:style-name="xitem_.tpi_definition_.en_sense_senses_entry_letData_dicBody">bodi</text:span><text:s text:c="1"/><text:span text:style-name="example_examples_sense_senses_entry_letData_dicBody">Hil anod nedo vesa in hil naha nos meneġadu hil</text:span><text:s text:c="1"/><text:span text:style-name="translation_.en_translations_examples_sense_senses_entry_letData_dicBody">Our bodies stay alive because we eat food and that strengthens us</text:span><text:s text:c="1"/><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 text:c="1"/><text:span text:style-name="xlanguagetag_xitem_.tpi_definition_.en_sense_senses_entry_letData_dicBody">Pdg </text:span><text:span text:style-name="xitem_.tpi_definition_.en_sense_senses_entry_letData_dicBody">tru</text:span><text:s text:c="1"/><text:span text:style-name="example_xitem_examples_sense_senses_entry_letData_dicBody">Nġaa pin sënë anon raḳ yoh vu ġaġek sën Mehöböp nër lo</text:span><text:s text:c="1"/><text:span text:style-name="translation_.en_translations_xitem_examples_sense_senses_entry_letData_dicBody">All these things happened according to what the Lord said</text:span><text:s text:c="1"/><text:span text:style-name="example_xitem_examples_sense_senses_entry_letData_dicBody">Ham kwamin nevo ġaġek sën senër agi lo bë anon ma </text:span><text:span text:style-name="translation_.en_translations_xitem_examples_sense_senses_entry_letData_dicBody">You think that what I just said is not true!</text:span><text:s text:c="1"/><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 text:c="1"/><text:span text:style-name="xlanguagetag_xitem_.tpi_definition_.en_sense_senses_entry_letData_dicBody">Pdg </text:span><text:span text:style-name="xitem_.tpi_definition_.en_sense_senses_entry_letData_dicBody">spirit/ tewel em i lusim bodi long nait long driman</text:span><text:s text:c="1"/><text:span text:style-name="example_examples_sense_senses_entry_letData_dicBody">Yesu nġeeḳ böpata ggökin log lëëin anon ya</text:span><text:s text:c="1"/><text:span text:style-name="translation_.en_translations_examples_sense_senses_entry_letData_dicBody">Jesus cried out loudly and released his spirit</text:span><text:s text:c="1"/></text:p>
      </text:section>
      <text:section text:style-name="Sect_letHead" text:name="Sect_letHead">
        <text:p text:style-name="letter_letHead_dicBody">B b<text:variable-set text:name="Left_Guideword_L" text:display="none" text:formula="ooow: bumin" office:value-type="string" office:string-value="bumin"/></text:p>
        <text:s text:c="1"/>
      </text:section>
      <text:section text:style-name="Sect_letData" text:name="Sect_letData">
        <text:p text:style-name="entry_letData_dicBody"><text:span text:style-name="headword_entry_letData_dicBody">bumin</text:span><text:span text:style-name="headword_.bzh"><text:variable-set text:name="Left_Guideword_L" text:display="none" text:formula="ooow: bumin" office:value-type="string" office:string-value="bumin"/></text:span><text:span text:style-name="headword_.bzh"><text:variable-set text:name="Right_Guideword_R" text:display="none" text:formula="ooow: bumin" office:value-type="string" office:string-value="bumin"/></text:span><text:span/><text:s text:c="1"/><text:span text:style-name="pronunciation_pronunciations_entry_letData_dicBody">[ᵐbum.in]</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 text:c="1"/><text:span text:style-name="xlanguagetag_xitem_.tpi_definition_.en_sense_senses_entry_letData_dicBody">Pdg </text:span><text:span text:style-name="xitem_.tpi_definition_.en_sense_senses_entry_letData_dicBody">sampela samting i bagarapim em</text:span><text:s text:c="1"/><text:span text:style-name="example_xitem_examples_sense_senses_entry_letData_dicBody">Nġaa la bumin beloḳ nedo begganġ</text:span><text:s text:c="1"/><text:span text:style-name="translation_.en_translations_xitem_examples_sense_senses_entry_letData_dicBody">Something has made him sick and he is staying in the house</text:span><text:s text:c="1"/><text:span text:style-name="example_xitem_examples_sense_senses_entry_letData_dicBody">Nyëġ bumin</text:span><text:s text:c="1"/><text:span text:style-name="translation_.en_translations_xitem_examples_sense_senses_entry_letData_dicBody">The (spirit from this) place made him sick</text:span><text:s text:c="1"/></text:p>
      </text:section>
      <text:section text:style-name="Sect_letHead" text:name="Sect_letHead">
        <text:p text:style-name="letter_letHead_dicBody">D d<text:variable-set text:name="Left_Guideword_L" text:display="none" text:formula="ooow: deġinengin" office:value-type="string" office:string-value="deġinengin"/></text:p>
        <text:s text:c="1"/>
      </text:section>
      <text:section text:style-name="Sect_letData" text:name="Sect_letData">
        <text:p text:style-name="entry_letData_dicBody"><text:span text:style-name="headword_entry_letData_dicBody">deġinengin</text:span><text:span text:style-name="headword_.bzh"><text:variable-set text:name="Left_Guideword_L" text:display="none" text:formula="ooow: deġinengin" office:value-type="string" office:string-value="deġinengin"/></text:span><text:span text:style-name="headword_.bzh"><text:variable-set text:name="Right_Guideword_R" text:display="none" text:formula="ooow: deġinengin" office:value-type="string" office:string-value="deġinengin"/></text:span><text:span/><text:s text:c="1"/><text:span text:style-name="pronunciation_pronunciations_entry_letData_dicBody">[ⁿdə.ˈᵑɢin.əŋ.in]</text:span><text:s text:c="1"/><text:span text:style-name="xsensenumber_sense_senses_entry_letData_dicBody">1) </text:span><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press down, press together, hold down, crush</text:span><text:s text:c="1"/><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 text:c="1"/><text:span text:style-name="example_xitem_examples_sense_senses_entry_letData_dicBody">Deġinengin bahë pesuv</text:span><text:s text:c="1"/><text:span text:style-name="translation_.en_translations_xitem_examples_sense_senses_entry_letData_dicBody">It crushed him and his insides spurted out</text:span><text:s text:c="1"/><text:span text:style-name="example_xitem_examples_sense_senses_entry_letData_dicBody">Begganġ tamanġ bedeġinengin bööḳ</text:span><text:s text:c="1"/><text:span text:style-name="translation_.en_translations_xitem_examples_sense_senses_entry_letData_dicBody">The house collapsed and squashed the pig</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 text:c="1"/><text:span text:style-name="xlanguagetag_xitem_.tpi_definition_.en_sense_senses_entry_letData_dicBody">Pdg </text:span><text:span text:style-name="xitem_.tpi_definition_.en_sense_senses_entry_letData_dicBody">givim hevi long</text:span><text:s text:c="1"/><text:span text:style-name="example_examples_sense_senses_entry_letData_dicBody">Su rëḳ dedeġinengin nġaa maggin jaḳ sa rë</text:span><text:s text:c="1"/><text:span text:style-name="translation_.en_translations_examples_sense_senses_entry_letData_dicBody">They won't persecute me</text:span><text:s text:c="1"/></text:p>
      </text:section>
      <text:section text:style-name="Sect_letHead" text:name="Sect_letHead">
        <text:p text:style-name="letter_letHead_dicBody">G g<text:variable-set text:name="Left_Guideword_L" text:display="none" text:formula="ooow: gelöġin" office:value-type="string" office:string-value="gelöġin"/></text:p>
        <text:s text:c="1"/>
      </text:section>
      <text:section text:style-name="Sect_letData" text:name="Sect_letData">
        <text:p text:style-name="entry_letData_dicBody"><text:span text:style-name="headword_entry_letData_dicBody">gelöġin</text:span><text:span text:style-name="headword_.bzh"><text:variable-set text:name="Left_Guideword_L" text:display="none" text:formula="ooow: gelöġin" office:value-type="string" office:string-value="gelöġin"/></text:span><text:span text:style-name="headword_.bzh"><text:variable-set text:name="Right_Guideword_R" text:display="none" text:formula="ooow: gelöġin" office:value-type="string" office:string-value="gelöġin"/></text:span><text:span/><text:s text:c="1"/><text:span text:style-name="pronunciation_pronunciations_entry_letData_dicBody">[ᵑɡə.ˈl̪ɔᵑɢ.in]</text:span><text:s text:c="1"/><text:span text:style-name="partofspeech_.en_grammaticalinfo_sense_senses_entry_letData_dicBody">Class1</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 text:c="1"/><text:span text:style-name="xlanguagetag_xitem_.tpi_definition_.en_sense_senses_entry_letData_dicBody">Pdg </text:span><text:span text:style-name="xitem_.tpi_definition_.en_sense_senses_entry_letData_dicBody">skrapim skin</text:span><text:s text:c="1"/><text:span text:style-name="example_xitem_examples_sense_senses_entry_letData_dicBody">Gelöġin seḳë raḳ ḳele nyë</text:span><text:s text:c="1"/><text:span text:style-name="translation_.en_translations_xitem_examples_sense_senses_entry_letData_dicBody">He scraped his arm on the projection from the tree</text:span><text:s text:c="1"/><text:span text:style-name="example_xitem_examples_sense_senses_entry_letData_dicBody">Sa ġelöġin rekuġ raḳ ġelönġ</text:span><text:s text:c="1"/><text:span text:style-name="translation_.en_translations_xitem_examples_sense_senses_entry_letData_dicBody">I scraped my elbow on a stone</text:span><text:s text:c="1"/><text:span text:style-name="example_xitem_examples_sense_senses_entry_letData_dicBody">Nema loḳ mala lob gelöġin</text:span><text:s text:c="1"/><text:span text:style-name="translation_.en_translations_xitem_examples_sense_senses_entry_letData_dicBody">She scratched his eye out with her fingers</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 text:c="1"/><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 text:c="1"/><text:span text:style-name="example_examples_sense_senses_entry_letData_dicBody">Gelöġin trases geya neripek</text:span><text:s text:c="1"/><text:span text:style-name="translation_.en_translations_examples_sense_senses_entry_letData_dicBody">He took his trousers and went to wash</text:span><text:s text:c="1"/></text:p>
        <text:p text:style-name="block_5f_p"><text:soft-page-break/><text:span text:style-name="headword_5f_entry_5f_letData_5f_dicBody">gëpin</text:span></text:p>
        <text:p text:style-name="entry_letData_dicBody"><text:span text:style-name="headword_entry_letData_dicBody">gëpin</text:span><text:span text:style-name="headword_.bzh"><text:variable-set text:name="Left_Guideword_L" text:display="none" text:formula="ooow: gujeng" office:value-type="string" office:string-value="gujeng"/></text:span><text:span text:style-name="headword_.bzh"><text:variable-set text:name="Right_Guideword_R" text:display="none" text:formula="ooow: gëpin" office:value-type="string" office:string-value="gëpin"/></text:span><text:span/><text:s text:c="1"/><text:span text:style-name="pronunciation_pronunciations_entry_letData_dicBody">[ᵑɡep.in]</text:span><text:s text:c="1"/><text:span text:style-name="LexEntryTypepublishStemEntryTypeAbbreviationPub_.en_entryreftype_primaryrefs_entry_letData_dicBody">(der. of</text:span><text:s text:c="1"/><text:span text:style-name="primaryrefs_entry_letData_dicBody">) </text:span><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be sorry for, to pity, to express a wish that something won't happen</text:span><text:s text:c="1"/><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 text:c="1"/><text:span text:style-name="example_examples_sense_senses_entry_letData_dicBody">Rëḳ mu gëpin mehö sën rëḳ nanër Mehönon Nalu ranġah vu alam bedengis yi</text:span><text:s text:c="1"/><text:span text:style-name="translation_.en_translations_examples_sense_senses_entry_letData_dicBody">But pity the person who betrays the Son of Man to death</text:span><text:s text:c="1"/></text:p>
        <text:p text:style-name="block_5f_p"><text:soft-page-break/><text:span text:style-name="headword_5f_entry_5f_letData_5f_dicBody">gujeng</text:span></text:p>
        <text:p text:style-name="entry_letData_dicBody"><text:span text:style-name="headword_entry_letData_dicBody">gujeng</text:span><text:span text:style-name="headword_.bzh"><text:variable-set text:name="Left_Guideword_L" text:display="none" text:formula="ooow: huh yi" office:value-type="string" office:string-value="huh yi"/></text:span><text:span text:style-name="headword_.bzh"><text:variable-set text:name="Right_Guideword_R" text:display="none" text:formula="ooow: gujeng" office:value-type="string" office:string-value="gujeng"/></text:span><text:span/><text:s text:c="1"/><text:span text:style-name="pronunciation_pronunciations_entry_letData_dicBody">[ˈᵑɡuⁿd͡ʒ.əŋ]</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 text:c="1"/><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 text:c="1"/><text:span text:style-name="example_xitem_examples_sense_senses_entry_letData_dicBody">Gujeng ya begganġ mewis</text:span><text:s text:c="1"/><text:span text:style-name="translation_.en_translations_xitem_examples_sense_senses_entry_letData_dicBody">He finished staying here and went on to another house</text:span><text:s text:c="1"/><text:span text:style-name="example_xitem_examples_sense_senses_entry_letData_dicBody">Dëggëp loḳ gujeng yah</text:span><text:s text:c="1"/><text:span text:style-name="translation_.en_translations_xitem_examples_sense_senses_entry_letData_dicBody">They slept there and then went back</text:span><text:s text:c="1"/><text:span text:style-name="example_xitem_examples_sense_senses_entry_letData_dicBody">Segujeng ya Rae loḳ tum segujeng meyom</text:span><text:s text:c="1"/><text:span text:style-name="translation_.en_translations_xitem_examples_sense_senses_entry_letData_dicBody">I went and lived in Lae for a while and then I came back</text:span><text:s text:c="1"/></text:p>
      </text:section>
      <text:section text:style-name="Sect_letHead" text:name="Sect_letHead">
        <text:p text:style-name="letter_letHead_dicBody">H h<text:variable-set text:name="Left_Guideword_L" text:display="none" text:formula="ooow: huh yi" office:value-type="string" office:string-value="huh yi"/></text:p>
        <text:s text:c="1"/>
      </text:section>
      <text:section text:style-name="Sect_letData" text:name="Sect_letData">
        <text:p text:style-name="entry_letData_dicBody"><text:span text:style-name="headword_entry_letData_dicBody">huh yi</text:span><text:span text:style-name="headword_.bzh"><text:variable-set text:name="Left_Guideword_L" text:display="none" text:formula="ooow: huh yi" office:value-type="string" office:string-value="huh yi"/></text:span><text:span text:style-name="headword_.bzh"><text:variable-set text:name="Right_Guideword_R" text:display="none" text:formula="ooow: huh yi" office:value-type="string" office:string-value="huh yi"/></text:span><text:span/><text:s text:c="1"/><text:span text:style-name="pronunciation_pronunciations_entry_letData_dicBody">[ʁuʁ yi]</text:span><text:s text:c="1"/><text:span text:style-name="partofspeech_.en_grammaticalinfo_sense_senses_entry_letData_dicBody">Class2</text:span><text:s text:c="1"/><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 text:c="1"/><text:span text:style-name="xlanguagetag_xitem_.tpi_definition_.en_sense_senses_entry_letData_dicBody">Pdg </text:span><text:span text:style-name="xitem_.tpi_definition_.en_sense_senses_entry_letData_dicBody">sindaun isi</text:span><text:s text:c="1"/><text:span text:style-name="example_examples_sense_senses_entry_letData_dicBody">Ham huh ham geham su vonġ baar rë</text:span><text:s text:c="1"/><text:span text:style-name="translation_.en_translations_examples_sense_senses_entry_letData_dicBody">You held back and didn't play football</text:span><text:s text:c="1"/></text:p>
      </text:section>
      <text:section text:style-name="Sect_letHead" text:name="Sect_letHead">
        <text:p text:style-name="letter_letHead_dicBody">J j<text:variable-set text:name="Left_Guideword_L" text:display="none" text:formula="ooow: jij" office:value-type="string" office:string-value="jij"/></text:p>
        <text:s text:c="1"/>
      </text:section>
      <text:section text:style-name="Sect_letData" text:name="Sect_letData">
        <text:p text:style-name="entry_letData_dicBody"><text:span text:style-name="headword_entry_letData_dicBody">jij</text:span><text:span text:style-name="headword_.bzh"><text:variable-set text:name="Left_Guideword_L" text:display="none" text:formula="ooow: jij" office:value-type="string" office:string-value="jij"/></text:span><text:span text:style-name="headword_.bzh"><text:variable-set text:name="Right_Guideword_R" text:display="none" text:formula="ooow: jij" office:value-type="string" office:string-value="jij"/></text:span><text:span/><text:s text:c="1"/><text:span text:style-name="pronunciation_pronunciations_entry_letData_dicBody">[ⁿd͡ʒiⁿd͡ʒ]</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 text:c="1"/><text:span text:style-name="xlanguagetag_xitem_.tpi_definition_.en_sense_senses_entry_letData_dicBody">Pdg </text:span><text:span text:style-name="span_.en_xitem_.tpi_definition_.en_sense_senses_entry_letData_dicBody">hariapim</text:span><text:s text:c="1"/><text:span text:style-name="example_xitem_examples_sense_senses_entry_letData_dicBody">Pesooḳ jij sa</text:span><text:s text:c="1"/><text:span text:style-name="translation_.en_translations_xitem_examples_sense_senses_entry_letData_dicBody">I had the hiccups</text:span><text:s text:c="1"/><text:span text:style-name="example_xitem_examples_sense_senses_entry_letData_dicBody">Jij bë dena pevis</text:span><text:s text:c="1"/><text:span text:style-name="translation_.en_translations_xitem_examples_sense_senses_entry_letData_dicBody">He urged them to go quickly</text:span><text:s text:c="1"/><text:span text:style-name="example_xitem_examples_sense_senses_entry_letData_dicBody">Sa su nër bë alu ana rë gaḳ yö jij sa bë alu ana</text:span><text:s text:c="1"/><text:span text:style-name="translation_.en_translations_xitem_examples_sense_senses_entry_letData_dicBody">I didn't say we would go, but he urged me to</text:span><text:s text:c="1"/></text:p>
      </text:section>
      <text:section text:style-name="Sect_letHead" text:name="Sect_letHead">
        <text:p text:style-name="letter_letHead_dicBody">K k<text:variable-set text:name="Left_Guideword_L" text:display="none" text:formula="ooow: ketiv" office:value-type="string" office:string-value="ketiv"/></text:p>
        <text:s text:c="1"/>
      </text:section>
      <text:section text:style-name="Sect_letData" text:name="Sect_letData">
        <text:p text:style-name="entry_letData_dicBody"><text:span text:style-name="headword_entry_letData_dicBody">ketiv</text:span><text:span text:style-name="headword_.bzh"><text:variable-set text:name="Left_Guideword_L" text:display="none" text:formula="ooow: ketiv" office:value-type="string" office:string-value="ketiv"/></text:span><text:span text:style-name="headword_.bzh"><text:variable-set text:name="Right_Guideword_R" text:display="none" text:formula="ooow: ketiv" office:value-type="string" office:string-value="ketiv"/></text:span><text:span/><text:s text:c="1"/><text:span text:style-name="pronunciation_pronunciations_entry_letData_dicBody">[kə.ˈtiβ]</text:span><text:s text:c="1"/><text:span text:style-name="partofspeech_.en_grammaticalinfo_sense_senses_entry_letData_dicBody">noun(al)</text:span><text:s text:c="1"/><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 text:c="1"/><text:span text:style-name="xlanguagetag_xitem_.tpi_definition_.en_sense_senses_entry_letData_dicBody">Pdg </text:span><text:span text:style-name="xitem_.tpi_definition_.en_sense_senses_entry_letData_dicBody">banisim pis</text:span><text:s text:c="1"/><text:span text:style-name="example_examples_sense_senses_entry_letData_dicBody">Deketiv bël vaha in bë ġël jaḳ vu gedengis</text:span><text:s text:c="1"/><text:span text:style-name="translation_.en_translations_examples_sense_senses_entry_letData_dicBody">They built secondary walls across downstream of the dam to prevent the fish escaping and to allow them to catch them</text:span><text:s text:c="1"/></text:p>
      </text:section>
      <text:section text:style-name="Sect_letHead" text:name="Sect_letHead">
        <text:p text:style-name="letter_letHead_dicBody">Ḳ ḳ<text:variable-set text:name="Left_Guideword_L" text:display="none" text:formula="ooow: ḳunġin" office:value-type="string" office:string-value="ḳunġin"/></text:p>
        <text:s text:c="1"/>
      </text:section>
      <text:section text:style-name="Sect_letData" text:name="Sect_letData">
        <text:p text:style-name="entry_letData_dicBody"><text:span text:style-name="headword_entry_letData_dicBody">ḳunġin</text:span><text:span text:style-name="headword_.bzh"><text:variable-set text:name="Left_Guideword_L" text:display="none" text:formula="ooow: ḳunġin" office:value-type="string" office:string-value="ḳunġin"/></text:span><text:span text:style-name="headword_.bzh"><text:variable-set text:name="Right_Guideword_R" text:display="none" text:formula="ooow: ḳunġin" office:value-type="string" office:string-value="ḳunġin"/></text:span><text:span/><text:s text:c="1"/><text:span text:style-name="pronunciation_pronunciations_entry_letData_dicBody">[ˈquɴ.in]</text:span><text:span text:style-name="pronunciation_pronunciations_entry_letData_dicBody">[quɴ]</text:span><text:s text:c="1"/><text:span text:style-name="LexEntryTypepublishStemEntryTypeAbbreviationPub_.en_entryreftype_primaryrefs_entry_letData_dicBody">(der. of</text:span><text:s text:c="1"/><text:span text:style-name="primaryrefs_entry_letData_dicBody">) </text:span><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 text:c="1"/><text:span text:style-name="xlanguagetag_xitem_.tpi_definition_.en_sense_senses_entry_letData_dicBody">Pdg </text:span><text:span text:style-name="xitem_.tpi_definition_.en_sense_senses_entry_letData_dicBody">bekim singaut</text:span><text:s text:c="1"/><text:span text:style-name="example_xitem_examples_sense_senses_entry_letData_dicBody">Tahi ya geḳunġin ving</text:span><text:s text:c="1"/><text:span text:style-name="translation_.en_translations_xitem_examples_sense_senses_entry_letData_dicBody">He called out the message and marked the end of it too</text:span><text:s text:c="1"/><text:span text:style-name="example_xitem_examples_sense_senses_entry_letData_dicBody">Ḳunġ in mehöti tahi</text:span><text:s text:c="1"/><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 text:c="1"/></text:p>
      </text:section>
      <text:section text:style-name="Sect_letHead" text:name="Sect_letHead">
        <text:p text:style-name="letter_letHead_dicBody">L l<text:variable-set text:name="Left_Guideword_L" text:display="none" text:formula="ooow: lem" office:value-type="string" office:string-value="lem"/></text:p>
        <text:s text:c="1"/>
      </text:section>
      <text:section text:style-name="Sect_letData" text:name="Sect_letData">
        <text:p text:style-name="entry_letData_dicBody"><text:span text:style-name="headword_entry_letData_dicBody">lem</text:span><text:span text:style-name="headword_.bzh"><text:variable-set text:name="Left_Guideword_L" text:display="none" text:formula="ooow: lem" office:value-type="string" office:string-value="lem"/></text:span><text:span text:style-name="headword_.bzh"><text:variable-set text:name="Right_Guideword_R" text:display="none" text:formula="ooow: lem" office:value-type="string" office:string-value="lem"/></text:span><text:span/><text:s text:c="1"/><text:span text:style-name="pronunciation_pronunciations_entry_letData_dicBody">[l̪ɛm]</text:span><text:s text:c="1"/><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 text:c="1"/><text:span text:style-name="xlanguagetag_xitem_.tpi_definition_.en_sense_senses_entry_letData_dicBody">Pdg </text:span><text:span text:style-name="xitem_.tpi_definition_.en_sense_senses_entry_letData_dicBody">singautim ol dok, pik, kakaruk, samting</text:span><text:s text:c="1"/><text:span text:style-name="example_xitem_examples_sense_senses_entry_letData_dicBody">Alam-reggu-yi dëlem anöö vu vos</text:span><text:s text:c="1"/><text:span text:style-name="translation_.en_translations_xitem_examples_sense_senses_entry_letData_dicBody">Hunters call their dogs in the bush</text:span><text:s text:c="1"/><text:span text:style-name="example_xitem_examples_sense_senses_entry_letData_dicBody">Lem bööḳ beyam degga nos</text:span><text:s text:c="1"/><text:span text:style-name="translation_.en_translations_xitem_examples_sense_senses_entry_letData_dicBody">She called the pigs and they came and ate</text:span><text:s text:c="1"/></text:p>
        <text:p text:style-name="block_5f_p"><text:soft-page-break/><text:span text:style-name="headword_5f_entry_5f_letData_5f_dicBody">lööin</text:span></text:p>
        <text:p text:style-name="entry_letData_dicBody"><text:span text:style-name="headword_entry_letData_dicBody">lööin</text:span><text:span text:style-name="headword_.bzh"><text:variable-set text:name="Left_Guideword_L" text:display="none" text:formula="ooow: menġë" office:value-type="string" office:string-value="menġë"/></text:span><text:span text:style-name="headword_.bzh"><text:variable-set text:name="Right_Guideword_R" text:display="none" text:formula="ooow: lööin" office:value-type="string" office:string-value="lööin"/></text:span><text:span/><text:s text:c="1"/><text:span text:style-name="pronunciation_pronunciations_entry_letData_dicBody">[ˈl̪ɔː.in]</text:span><text:s text:c="1"/><text:span text:style-name="LexEntryTypepublishStemEntryTypeAbbreviationPub_.en_entryreftype_primaryrefs_entry_letData_dicBody">(der. of</text:span><text:s text:c="1"/><text:span text:style-name="primaryrefs_entry_letData_dicBody">) </text:span><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sway about</text:span><text:s text:c="1"/><text:span text:style-name="xlanguagetag_xitem_.tpi_definition_.en_sense_senses_entry_letData_dicBody">Pdg </text:span><text:span text:style-name="span_.en_xitem_.tpi_definition_.en_sense_senses_entry_letData_dicBody">muv i go i kam</text:span><text:s text:c="1"/><text:span text:style-name="example_examples_sense_senses_entry_letData_dicBody">Löv adingseḳë om lööin</text:span><text:s text:c="1"/><text:span text:style-name="translation_.en_translations_examples_sense_senses_entry_letData_dicBody">The sugarcane is very long so it is swaying about</text:span><text:s text:c="1"/></text:p>
      </text:section>
      <text:section text:style-name="Sect_letHead" text:name="Sect_letHead">
        <text:p text:style-name="letter_letHead_dicBody">M m<text:variable-set text:name="Left_Guideword_L" text:display="none" text:formula="ooow: menġë" office:value-type="string" office:string-value="menġë"/></text:p>
        <text:s text:c="1"/>
      </text:section>
      <text:section text:style-name="Sect_letData" text:name="Sect_letData">
        <text:p text:style-name="entry_letData_dicBody"><text:span text:style-name="headword_entry_letData_dicBody">menġë</text:span><text:span text:style-name="headword_.bzh"><text:variable-set text:name="Left_Guideword_L" text:display="none" text:formula="ooow: menġë" office:value-type="string" office:string-value="menġë"/></text:span><text:span text:style-name="headword_.bzh"><text:variable-set text:name="Right_Guideword_R" text:display="none" text:formula="ooow: menġë" office:value-type="string" office:string-value="menġë"/></text:span><text:span/><text:s text:c="1"/><text:span text:style-name="pronunciation_pronunciations_entry_letData_dicBody">[mə.ˈɴe]</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furry, having a furry taste-as betelnut or green bananas</text:span><text:s text:c="1"/><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 text:c="1"/><text:span text:style-name="example_xitem_examples_sense_senses_entry_letData_dicBody">Menġë vaḳu avi</text:span><text:s text:c="1"/><text:span text:style-name="translation_.en_translations_xitem_examples_sense_senses_entry_letData_dicBody">Her mouth went all furry</text:span><text:s text:c="1"/><text:span text:style-name="example_xitem_examples_sense_senses_entry_letData_dicBody">Bebumeng menġë loḳ ayo</text:span><text:s text:c="1"/><text:span text:style-name="translation_.en_translations_xitem_examples_sense_senses_entry_letData_dicBody">The betel nut upset his stomach</text:span><text:s text:c="1"/><text:span text:style-name="example_xitem_examples_sense_senses_entry_letData_dicBody">Vud su moneḳ venuh rë om menġë</text:span><text:s text:c="1"/><text:span text:style-name="translation_.en_translations_xitem_examples_sense_senses_entry_letData_dicBody">The bananas weren't really ripe so they had a furry taste</text:span><text:s text:c="1"/></text:p>
      </text:section>
      <text:section text:style-name="Sect_letHead" text:name="Sect_letHead">
        <text:p text:style-name="letter_letHead_dicBody">N n<text:variable-set text:name="Left_Guideword_L" text:display="none" text:formula="ooow: nare" office:value-type="string" office:string-value="nare"/></text:p>
        <text:s text:c="1"/>
      </text:section>
      <text:section text:style-name="Sect_letData" text:name="Sect_letData">
        <text:p text:style-name="entry_letData_dicBody"><text:span text:style-name="headword_entry_letData_dicBody">nare</text:span><text:span text:style-name="headword_.bzh"><text:variable-set text:name="Left_Guideword_L" text:display="none" text:formula="ooow: nare" office:value-type="string" office:string-value="nare"/></text:span><text:span text:style-name="headword_.bzh"><text:variable-set text:name="Right_Guideword_R" text:display="none" text:formula="ooow: nare" office:value-type="string" office:string-value="nare"/></text:span><text:span/><text:s text:c="1"/><text:span text:style-name="pronunciation_pronunciations_entry_letData_dicBody">[ˈna.ɾɛ]</text:span><text:s text:c="1"/><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 text:c="1"/><text:span text:style-name="xlanguagetag_xitem_.tpi_definition_.en_sense_senses_entry_letData_dicBody">Pdg </text:span><text:span text:style-name="xitem_.tpi_definition_.en_sense_senses_entry_letData_dicBody">sanap i stap</text:span><text:s text:c="1"/><text:span text:style-name="example_examples_sense_senses_entry_letData_dicBody">Nare raḳ ḳedu getahi ḳööḳ ya ahu</text:span><text:s text:c="1"/><text:span text:style-name="translation_.en_translations_examples_sense_senses_entry_letData_dicBody">He was standing on the mountain and called a message down below</text:span><text:s text:c="1"/></text:p>
        <text:p text:style-name="block_5f_p"><text:soft-page-break/><text:span text:style-name="headword_5f_entry_5f_letData_5f_dicBody">nema</text:span></text:p>
        <text:p text:style-name="entry_letData_dicBody"><text:span text:style-name="headword_entry_letData_dicBody">nema</text:span><text:span text:style-name="headword_.bzh"><text:variable-set text:name="Left_Guideword_L" text:display="none" text:formula="ooow: nyë" office:value-type="string" office:string-value="nyë"/></text:span><text:span text:style-name="headword_.bzh"><text:variable-set text:name="Right_Guideword_R" text:display="none" text:formula="ooow: nema" office:value-type="string" office:string-value="nema"/></text:span><text:span/><text:s text:c="1"/><text:span text:style-name="pronunciation_pronunciations_entry_letData_dicBody">[nə.ˈma]</text:span><text:s text:c="1"/><text:span text:style-name="xsensenumber_sense_senses_entry_letData_dicBody">1) </text:span><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hand</text:span><text:s text:c="1"/><text:span text:style-name="xlanguagetag_xitem_.tpi_definition_.en_sense_senses_entry_letData_dicBody">Pdg </text:span><text:span text:style-name="xitem_.tpi_definition_.en_sense_senses_entry_letData_dicBody">han</text:span><text:s text:c="1"/><text:span text:style-name="example_xitem_examples_sense_senses_entry_letData_dicBody">Nema keyëh loḳ masin</text:span><text:s text:c="1"/><text:span text:style-name="translation_.en_translations_xitem_examples_sense_senses_entry_letData_dicBody">His arm broke in the machine</text:span><text:s text:c="1"/><text:span text:style-name="example_xitem_examples_sense_senses_entry_letData_dicBody">Anöö ranġa nema</text:span><text:s text:c="1"/><text:span text:style-name="translation_.en_translations_xitem_examples_sense_senses_entry_letData_dicBody">The dog bit her hand</text:span><text:s text:c="1"/><text:span text:style-name="example_xitem_examples_sense_senses_entry_letData_dicBody">Mehö saga jom loḳ sa nemaġ</text:span><text:s text:c="1"/><text:span text:style-name="translation_.en_translations_xitem_examples_sense_senses_entry_letData_dicBody">That person held my hand</text:span><text:s text:c="1"/><text:span text:style-name="example_xitem_examples_sense_senses_entry_letData_dicBody">Nema lu vaha om yö rëḳ medo genom berup</text:span><text:s text:c="1"/><text:span text:style-name="translation_.en_translations_xitem_examples_sense_senses_entry_letData_dicBody">He is still alive (in one piece), so he'll be back (to take revenge)</text:span><text:s text:c="1"/><text:span text:style-name="xsensenumber_sense_senses_entry_letData_dicBody">2) </text:span><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The forearm as far as the elbow</text:span><text:s text:c="1"/><text:span text:style-name="xlanguagetag_xitem_.tpi_definition_.en_sense_senses_entry_letData_dicBody">Pdg </text:span><text:span text:style-name="xitem_.tpi_definition_.en_sense_senses_entry_letData_dicBody">han</text:span><text:s text:c="1"/><text:span text:style-name="example_examples_sense_senses_entry_letData_dicBody">Desis nema raḳ beġo lom seḳë keyëh</text:span><text:s text:c="1"/><text:span text:style-name="translation_.en_translations_examples_sense_senses_entry_letData_dicBody">They hit is forearm with the club and the bone broke</text:span><text:s text:c="1"/><text:span text:style-name="xsensenumber_sense_senses_entry_letData_dicBody">3) </text:span><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the forefoot of four footed animals</text:span><text:s text:c="1"/><text:span text:style-name="xlanguagetag_xitem_.tpi_definition_.en_sense_senses_entry_letData_dicBody">Pdg </text:span><text:span text:style-name="xitem_.tpi_definition_.en_sense_senses_entry_letData_dicBody">han bilong ol abus samting</text:span><text:s text:c="1"/><text:span text:style-name="example_examples_sense_senses_entry_letData_dicBody">Bööḳ vës söv lob nema keyëh</text:span><text:s text:c="1"/><text:span text:style-name="translation_.en_translations_examples_sense_senses_entry_letData_dicBody">The pig fell into a hole and broke its front leg(s)</text:span><text:s text:c="1"/><text:span text:style-name="xsensenumber_sense_senses_entry_letData_dicBody">4) </text:span><text:span text:style-name="partofspeech_.en_grammaticalinfo_sense_senses_entry_letData_dicBody">noun(inal)</text:span><text:s text:c="1"/><text:span text:style-name="xlanguagetag_xitem_.en_definition_.en_sense_senses_entry_letData_dicBody">Eng </text:span><text:span text:style-name="span_.tpi_xitem_.en_definition_.en_sense_senses_entry_letData_dicBody">branch, of trees, etc.</text:span><text:s text:c="1"/><text:span text:style-name="xlanguagetag_xitem_.tpi_definition_.en_sense_senses_entry_letData_dicBody">Pdg </text:span><text:span text:style-name="xitem_.tpi_definition_.en_sense_senses_entry_letData_dicBody">han diewai</text:span><text:s text:c="1"/><text:span text:style-name="example_examples_sense_senses_entry_letData_dicBody">Ḳele nerig menevasuh nema nġahi nġahi</text:span><text:s text:c="1"/><text:span text:style-name="translation_.en_translations_examples_sense_senses_entry_letData_dicBody">The tree grew and divided into many branches</text:span><text:s text:c="1"/><text:span text:style-name="xsensenumber_sense_senses_entry_letData_dicBody">5) </text:span><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handle of tools, utensils, etc</text:span><text:s text:c="1"/><text:span text:style-name="xlanguagetag_xitem_.tpi_definition_.en_sense_senses_entry_letData_dicBody">Pdg </text:span><text:span text:style-name="xitem_.tpi_definition_.en_sense_senses_entry_letData_dicBody">handel</text:span><text:s text:c="1"/><text:span text:style-name="example_examples_sense_senses_entry_letData_dicBody">Devo dëġ nema vër gedetunġ dëġ raḳ ya nengwah</text:span><text:s text:c="1"/><text:span text:style-name="translation_.en_translations_examples_sense_senses_entry_letData_dicBody">They took the saucepan's handle off and put the saucepan on the fire</text:span><text:s text:c="1"/></text:p>
      </text:section>
      <text:section text:style-name="Sect_letHead" text:name="Sect_letHead">
        <text:p text:style-name="letter_letHead_dicBody">Ny ny<text:variable-set text:name="Left_Guideword_L" text:display="none" text:formula="ooow: nyë" office:value-type="string" office:string-value="nyë"/></text:p>
        <text:s text:c="1"/>
      </text:section>
      <text:section text:style-name="Sect_letData" text:name="Sect_letData">
        <text:p text:style-name="entry_letData_dicBody"><text:span text:style-name="headword_entry_letData_dicBody">nyë</text:span><text:span text:style-name="headword_.bzh"><text:variable-set text:name="Left_Guideword_L" text:display="none" text:formula="ooow: nyë" office:value-type="string" office:string-value="nyë"/></text:span><text:span text:style-name="headword_.bzh"><text:variable-set text:name="Right_Guideword_R" text:display="none" text:formula="ooow: nyë" office:value-type="string" office:string-value="nyë"/></text:span><text:span/><text:s text:c="1"/><text:span text:style-name="pronunciation_pronunciations_entry_letData_dicBody">[ɲe]</text:span><text:s text:c="1"/><text:span text:style-name="partofspeech_.en_grammaticalinfo_sense_senses_entry_letData_dicBody">noun(inal)</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chin</text:span><text:s text:c="1"/><text:span text:style-name="xlanguagetag_xitem_.tpi_definition_.en_sense_senses_entry_letData_dicBody">Pdg </text:span><text:span text:style-name="xitem_.tpi_definition_.en_sense_senses_entry_letData_dicBody">wasket</text:span><text:s text:c="1"/><text:span text:style-name="example_examples_sense_senses_entry_letData_dicBody">Sa kër nyëġ gwëbeng</text:span><text:s text:c="1"/><text:span text:style-name="translation_.en_translations_examples_sense_senses_entry_letData_dicBody">I shaved this morning</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 text:c="1"/><text:span text:style-name="xlanguagetag_xitem_.tpi_definition_.en_sense_senses_entry_letData_dicBody">Pdg </text:span><text:span text:style-name="xitem_.tpi_definition_.en_sense_senses_entry_letData_dicBody">stat</text:span><text:s text:c="1"/><text:span text:style-name="example_examples_sense_senses_entry_letData_dicBody">Yö verup ya nedo ya nyë</text:span><text:s text:c="1"/><text:span text:style-name="translation_.en_translations_examples_sense_senses_entry_letData_dicBody">He arrived first (and the others (presumably) would come later)</text:span><text:s text:c="1"/><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 text:c="1"/><text:span text:style-name="xlanguagetag_xitem_.tpi_definition_.en_sense_senses_entry_letData_dicBody">Pdg </text:span><text:span text:style-name="xitem_.tpi_definition_.en_sense_senses_entry_letData_dicBody">arere</text:span><text:s text:c="1"/><text:span text:style-name="example_xitem_examples_sense_senses_entry_letData_dicBody">Ya nare ya begganġ nyë</text:span><text:s text:c="1"/><text:span text:style-name="translation_.en_translations_xitem_examples_sense_senses_entry_letData_dicBody">He went and stood by the corner of the house</text:span><text:s text:c="1"/><text:span text:style-name="example_xitem_examples_sense_senses_entry_letData_dicBody">Nyë keyëh raḳ ġelönġ</text:span><text:s text:c="1"/><text:span text:style-name="translation_.en_translations_xitem_examples_sense_senses_entry_letData_dicBody">The edge broke on a stone</text:span><text:s text:c="1"/><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 text:c="1"/><text:span text:style-name="xlanguagetag_xitem_.tpi_definition_.en_sense_senses_entry_letData_dicBody">Pdg </text:span><text:span text:style-name="xitem_.tpi_definition_.en_sense_senses_entry_letData_dicBody">mak i stap long skin</text:span><text:s text:c="1"/><text:span text:style-name="example_examples_sense_senses_entry_letData_dicBody">Degelu Jaroom atov wirek om sën dënër yi bë Ḳele-nyë</text:span><text:s text:c="1"/><text:span text:style-name="translation_.en_translations_examples_sense_senses_entry_letData_dicBody">They speared Jaroom before so they called him "spear-scar"</text:span><text:s text:c="1"/></text:p>
      </text:section>
      <text:section text:style-name="Sect_letHead" text:name="Sect_letHead">
        <text:p text:style-name="letter_letHead_dicBody">P p<text:variable-set text:name="Left_Guideword_L" text:display="none" text:formula="ooow: pediiin" office:value-type="string" office:string-value="pediiin"/></text:p>
        <text:s text:c="1"/>
      </text:section>
      <text:section text:style-name="Sect_letData" text:name="Sect_letData">
        <text:p text:style-name="entry_letData_dicBody"><text:span text:style-name="headword_entry_letData_dicBody">pediiin</text:span><text:span text:style-name="headword_.bzh"><text:variable-set text:name="Left_Guideword_L" text:display="none" text:formula="ooow: pediiin" office:value-type="string" office:string-value="pediiin"/></text:span><text:span text:style-name="headword_.bzh"><text:variable-set text:name="Right_Guideword_R" text:display="none" text:formula="ooow: pediiin" office:value-type="string" office:string-value="pediiin"/></text:span><text:span/><text:s text:c="1"/><text:span text:style-name="pronunciation_pronunciations_entry_letData_dicBody">[pə.ˈⁿdiː.in]</text:span><text:s text:c="1"/><text:span text:style-name="partofspeech_.en_grammaticalinfo_sense_senses_entry_letData_dicBody">Class1</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 text:c="1"/><text:span text:style-name="xlanguagetag_xitem_.tpi_definition_.en_sense_senses_entry_letData_dicBody">Pdg </text:span><text:span text:style-name="xitem_.tpi_definition_.en_sense_senses_entry_letData_dicBody">kalap i go</text:span><text:s text:c="1"/><text:span text:style-name="example_xitem_examples_sense_senses_entry_letData_dicBody">Pediiin raḳ geya vavunë rot</text:span><text:s text:c="1"/><text:span text:style-name="translation_.en_translations_xitem_examples_sense_senses_entry_letData_dicBody">It bounced off and went way up in the air</text:span><text:s text:c="1"/><text:span text:style-name="example_xitem_examples_sense_senses_entry_letData_dicBody">Vaḳë baar lom pediiin meya vos ayo</text:span><text:s text:c="1"/><text:span text:style-name="translation_.en_translations_xitem_examples_sense_senses_entry_letData_dicBody">He kicked the ball and it ricocheted off into the bush</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 text:c="1"/><text:span text:style-name="xlanguagetag_xitem_.tpi_definition_.en_sense_senses_entry_letData_dicBody">Pdg </text:span><text:span text:style-name="xitem_.tpi_definition_.en_sense_senses_entry_letData_dicBody">pasin bilong helpim meri long bai i gat bel</text:span><text:s text:c="1"/><text:span text:style-name="example_examples_sense_senses_entry_letData_dicBody">Avëh sën raḳ regga rëḳ nalu ma genare hus ading loḳ depediiin lob nalu loḳ</text:span><text:s text:c="1"/><text:span text:style-name="translation_.en_translations_examples_sense_senses_entry_letData_dicBody">This woman married but had no children for a long time but then they put a spell on her and she became pregnant</text:span><text:s text:c="1"/></text:p>
        <text:p text:style-name="block_5f_p"><text:soft-page-break/><text:span text:style-name="headword_5f_entry_5f_letData_5f_dicBody">pepelin</text:span></text:p>
        <text:p text:style-name="entry_letData_dicBody"><text:span text:style-name="headword_entry_letData_dicBody">pepelin</text:span><text:span text:style-name="headword_.bzh"><text:variable-set text:name="Left_Guideword_L" text:display="none" text:formula="ooow: piv" office:value-type="string" office:string-value="piv"/></text:span><text:span text:style-name="headword_.bzh"><text:variable-set text:name="Right_Guideword_R" text:display="none" text:formula="ooow: pepelin" office:value-type="string" office:string-value="pepelin"/></text:span><text:span/><text:s text:c="1"/><text:span text:style-name="pronunciation_pronunciations_entry_letData_dicBody">[pə.ˈpɛl̪.in]</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 text:c="1"/><text:span text:style-name="xlanguagetag_xitem_.tpi_definition_.en_sense_senses_entry_letData_dicBody">Pdg </text:span><text:span text:style-name="xitem_.tpi_definition_.en_sense_senses_entry_letData_dicBody">katim hapsait pinis orait katim hapsait antap liklik bilong bruk</text:span><text:s text:c="1"/><text:span text:style-name="example_examples_sense_senses_entry_letData_dicBody">Vuv ḳele ggovek log yah pepelin ḳele ggëp vahi lob keyëh</text:span><text:s text:c="1"/><text:span text:style-name="translation_.en_translations_examples_sense_senses_entry_letData_dicBody">He cut into the tree then cut into the other side and it fell</text:span><text:s text:c="1"/></text:p>
        <text:p text:style-name="block_5f_p"><text:soft-page-break/><text:span text:style-name="headword_5f_entry_5f_letData_5f_dicBody">piv</text:span></text:p>
        <text:p text:style-name="entry_letData_dicBody"><text:span text:style-name="headword_entry_letData_dicBody">piv</text:span><text:span text:style-name="headword_.bzh"><text:variable-set text:name="Left_Guideword_L" text:display="none" text:formula="ooow: rehöö" office:value-type="string" office:string-value="rehöö"/></text:span><text:span text:style-name="headword_.bzh"><text:variable-set text:name="Right_Guideword_R" text:display="none" text:formula="ooow: piv" office:value-type="string" office:string-value="piv"/></text:span><text:span/><text:s text:c="1"/><text:span text:style-name="pronunciation_pronunciations_entry_letData_dicBody">[piβ]</text:span><text:s text:c="1"/><text:span text:style-name="xsensenumber_sense_senses_entry_letData_dicBody">1) </text:span><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 text:c="1"/><text:span text:style-name="xlanguagetag_xitem_.tpi_definition_.en_sense_senses_entry_letData_dicBody">Pdg </text:span><text:span text:style-name="xitem_.tpi_definition_.en_sense_senses_entry_letData_dicBody">spia kisim</text:span><text:s text:c="1"/><text:span text:style-name="example_xitem_examples_sense_senses_entry_letData_dicBody">Gelu ḳapii lom piv meraḳ nedo</text:span><text:s text:c="1"/><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 text:c="1"/><text:span text:style-name="example_xitem_examples_sense_senses_entry_letData_dicBody">Vanëh sok mepiv</text:span><text:s text:c="1"/><text:span text:style-name="translation_.en_translations_xitem_examples_sense_senses_entry_letData_dicBody">He shot the bird and hit it</text:span><text:s text:c="1"/><text:span text:style-name="xsensenumber_sense_senses_entry_letData_dicBody">2) </text:span><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 text:c="1"/><text:span text:style-name="xlanguagetag_xitem_.tpi_definition_.en_sense_senses_entry_letData_dicBody">Pdg </text:span><text:span text:style-name="xitem_.tpi_definition_.en_sense_senses_entry_letData_dicBody">karim long baksait</text:span><text:s text:c="1"/><text:span text:style-name="example_examples_sense_senses_entry_letData_dicBody">Sepiv nġaa nġahiseḳë medu sa rot</text:span><text:s text:c="1"/><text:span text:style-name="translation_.en_translations_examples_sense_senses_entry_letData_dicBody">I carried lots of things on my back and they weighed me down</text:span><text:s text:c="1"/></text:p>
      </text:section>
      <text:section text:style-name="Sect_letHead" text:name="Sect_letHead">
        <text:p text:style-name="letter_letHead_dicBody">R r<text:variable-set text:name="Left_Guideword_L" text:display="none" text:formula="ooow: rehöö" office:value-type="string" office:string-value="rehöö"/></text:p>
        <text:s text:c="1"/>
      </text:section>
      <text:section text:style-name="Sect_letData" text:name="Sect_letData">
        <text:p text:style-name="entry_letData_dicBody"><text:span text:style-name="headword_entry_letData_dicBody">rehöö</text:span><text:span text:style-name="headword_.bzh"><text:variable-set text:name="Left_Guideword_L" text:display="none" text:formula="ooow: rehöö" office:value-type="string" office:string-value="rehöö"/></text:span><text:span text:style-name="headword_.bzh"><text:variable-set text:name="Right_Guideword_R" text:display="none" text:formula="ooow: rehöö" office:value-type="string" office:string-value="rehöö"/></text:span><text:span/><text:s text:c="1"/><text:span text:style-name="pronunciation_pronunciations_entry_letData_dicBody">[ɾə.ˈʁɔː]</text:span><text:s text:c="1"/><text:span text:style-name="partofspeech_.en_grammaticalinfo_sense_senses_entry_letData_dicBody">Class3</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 text:c="1"/><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 text:c="1"/><text:span text:style-name="example_examples_sense_senses_entry_letData_dicBody">Bël rehöö mehöti mediiḳ</text:span><text:s text:c="1"/><text:span text:style-name="translation_.en_translations_examples_sense_senses_entry_letData_dicBody">The waters covered someone and he died</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 text:c="1"/><text:span text:style-name="xlanguagetag_xitem_.tpi_definition_.en_sense_senses_entry_letData_dicBody">Pdg </text:span><text:span text:style-name="xitem_.tpi_definition_.en_sense_senses_entry_letData_dicBody">singaut karamapim tok bilong narapela </text:span><text:span text:style-name="example_xitem_examples_sense_senses_entry_letData_dicBody">Rehöö gesu nġo ayej rë</text:span><text:s text:c="1"/><text:span text:style-name="translation_.en_translations_xitem_examples_sense_senses_entry_letData_dicBody">He made such a noise he didn't hear what they said</text:span><text:s text:c="1"/><text:span text:style-name="example_xitem_examples_sense_senses_entry_letData_dicBody">Derehöö sir</text:span><text:s text:c="1"/><text:span text:style-name="translation_.en_translations_xitem_examples_sense_senses_entry_letData_dicBody">They argued loudly (without hearing what each other was saying)</text:span><text:s text:c="1"/></text:p>
        <text:p text:style-name="block_5f_p"><text:soft-page-break/><text:span text:style-name="headword_5f_entry_5f_letData_5f_dicBody">rohin</text:span></text:p>
        <text:p text:style-name="entry_letData_dicBody"><text:span text:style-name="headword_entry_letData_dicBody">rohin</text:span><text:span text:style-name="headword_.bzh"><text:variable-set text:name="Left_Guideword_L" text:display="none" text:formula="ooow: röp" office:value-type="string" office:string-value="röp"/></text:span><text:span text:style-name="headword_.bzh"><text:variable-set text:name="Right_Guideword_R" text:display="none" text:formula="ooow: rohin" office:value-type="string" office:string-value="rohin"/></text:span><text:span/><text:s text:c="1"/><text:span text:style-name="pronunciation_pronunciations_entry_letData_dicBody">[ˈɾoʁ.in]</text:span><text:s text:c="1"/><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 text:c="1"/><text:span text:style-name="xlanguagetag_xitem_.tpi_definition_.en_sense_senses_entry_letData_dicBody">Pdg </text:span><text:span text:style-name="span_.en_xitem_.tpi_definition_.en_sense_senses_entry_letData_dicBody">apim na planim i go daun long graun</text:span><text:s text:c="1"/><text:span text:style-name="example_xitem_examples_sense_senses_entry_letData_dicBody">Rohin riing luḳ ya dob</text:span><text:s text:c="1"/><text:span text:style-name="translation_.en_translations_xitem_examples_sense_senses_entry_letData_dicBody">He thrust the yam stake into the ground</text:span><text:s text:c="1"/><text:span text:style-name="example_xitem_examples_sense_senses_entry_letData_dicBody">He rohin ġadu in hil natul heek</text:span><text:s text:c="1"/><text:span text:style-name="translation_.en_translations_xitem_examples_sense_senses_entry_letData_dicBody">We thrust the stays into the ground so we could make the fence</text:span><text:s text:c="1"/><text:span text:style-name="example_xitem_examples_sense_senses_entry_letData_dicBody">Yö nare ading log rohin bööḳ</text:span><text:s text:c="1"/><text:span text:style-name="translation_.en_translations_xitem_examples_sense_senses_entry_letData_dicBody">He stood a long way off and speared the pig</text:span><text:s text:c="1"/></text:p>
        <text:p text:style-name="block_5f_p"><text:soft-page-break/><text:span text:style-name="headword_5f_entry_5f_letData_5f_dicBody">röp</text:span></text:p>
        <text:p text:style-name="entry_letData_dicBody"><text:span text:style-name="headword_entry_letData_dicBody">röp</text:span><text:span text:style-name="headword_.bzh"><text:variable-set text:name="Left_Guideword_L" text:display="none" text:formula="ooow: rörin" office:value-type="string" office:string-value="rörin"/></text:span><text:span text:style-name="headword_.bzh"><text:variable-set text:name="Right_Guideword_R" text:display="none" text:formula="ooow: röp" office:value-type="string" office:string-value="röp"/></text:span><text:span/><text:s text:c="1"/><text:span text:style-name="pronunciation_pronunciations_entry_letData_dicBody">[ɾɔp]</text:span><text:s text:c="1"/><text:span text:style-name="partofspeech_.en_grammaticalinfo_sense_senses_entry_letData_dicBody">Class3</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 text:c="1"/><text:span text:style-name="xlanguagetag_xitem_.tpi_definition_.en_sense_senses_entry_letData_dicBody">Pdg </text:span><text:span text:style-name="xitem_.tpi_definition_.en_sense_senses_entry_letData_dicBody">putim, subim-olsem putim trausis, siot, samting</text:span><text:s text:c="1"/><text:span text:style-name="example_examples_sense_senses_entry_letData_dicBody">Röp tarasis</text:span><text:s text:c="1"/><text:span text:style-name="translation_.en_translations_examples_sense_senses_entry_letData_dicBody">He put on his trousers</text:span><text:s text:c="1"/><text:span text:style-name="xsensenumber_sense_senses_entry_letData_dicBody">2) </text:span><text:span text:style-name="xlanguagetag_definition_.en_sense_senses_entry_letData_dicBody">Eng </text:span><text:span text:style-name="definition_.en_sense_senses_entry_letData_dicBody">go straight, direct</text:span><text:s text:c="1"/><text:span text:style-name="example_examples_sense_senses_entry_letData_dicBody">Bengovek röp meya ahu</text:span><text:s text:c="1"/><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 text:c="1"/><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 text:c="1"/><text:span text:style-name="example_examples_sense_senses_entry_letData_dicBody">Röp yi gesu ḳo nġaa ti rë</text:span><text:s text:c="1"/><text:span text:style-name="translation_.en_translations_examples_sense_senses_entry_letData_dicBody">He came without bringing anything</text:span><text:s text:c="1"/><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 text:c="1"/><text:span text:style-name="example_examples_sense_senses_entry_letData_dicBody">Seröp paëp loḳ ya apel ayo</text:span><text:s text:c="1"/><text:span text:style-name="translation_.en_translations_examples_sense_senses_entry_letData_dicBody">I slipped the knife into a bamboo (so it wouldn't cut anyone)</text:span><text:s text:c="1"/></text:p>
        <text:p text:style-name="block_5f_p"><text:soft-page-break/><text:span text:style-name="headword_5f_entry_5f_letData_5f_dicBody">rörin</text:span></text:p>
        <text:p text:style-name="entry_letData_dicBody"><text:span text:style-name="headword_entry_letData_dicBody">rörin</text:span><text:span text:style-name="headword_.bzh"><text:variable-set text:name="Left_Guideword_L" text:display="none" text:formula="ooow: sahek" office:value-type="string" office:string-value="sahek"/></text:span><text:span text:style-name="headword_.bzh"><text:variable-set text:name="Right_Guideword_R" text:display="none" text:formula="ooow: rörin" office:value-type="string" office:string-value="rörin"/></text:span><text:span/><text:s text:c="1"/><text:span text:style-name="pronunciation_pronunciations_entry_letData_dicBody">[ˈɾɔɾ.in]</text:span><text:s text:c="1"/><text:span text:style-name="partofspeech_.en_grammaticalinfo_sense_senses_entry_letData_dicBody">Class3</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 text:c="1"/><text:span text:style-name="xlanguagetag_xitem_.tpi_definition_.en_sense_senses_entry_letData_dicBody">Pdg </text:span><text:span text:style-name="xitem_.tpi_definition_.en_sense_senses_entry_letData_dicBody">putim, slipim</text:span><text:s text:c="1"/><text:span text:style-name="example_examples_sense_senses_entry_letData_dicBody">Rörin vaha ggök ya vavunë</text:span><text:s text:c="1"/><text:span text:style-name="translation_.en_translations_examples_sense_senses_entry_letData_dicBody">He stretched his leg out on top (of it)</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 text:c="1"/><text:span text:style-name="xlanguagetag_xitem_.tpi_definition_.en_sense_senses_entry_letData_dicBody">Pdg </text:span><text:span text:style-name="xitem_.tpi_definition_.en_sense_senses_entry_letData_dicBody">slipim antap</text:span><text:s text:c="1"/><text:span text:style-name="example_examples_sense_senses_entry_letData_dicBody">Gwee rörin yi löv ggök ya neggëp ḳele nema vavunë</text:span><text:s text:c="1"/><text:span text:style-name="translation_.en_translations_examples_sense_senses_entry_letData_dicBody">Gwee poked his sugarcane up onto a tree branch</text:span><text:s text:c="1"/><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 text:c="1"/><text:span text:style-name="xlanguagetag_xitem_.tpi_definition_.en_sense_senses_entry_letData_dicBody">Pdg </text:span><text:span text:style-name="xitem_.tpi_definition_.en_sense_senses_entry_letData_dicBody">staat karim</text:span><text:s text:c="1"/><text:span text:style-name="example_examples_sense_senses_entry_letData_dicBody">Ḳatimeng anon nahën nerörin</text:span><text:s text:c="1"/><text:span text:style-name="translation_.en_translations_examples_sense_senses_entry_letData_dicBody">The cucumbers are still growing</text:span><text:s text:c="1"/><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 text:c="1"/><text:span text:style-name="xlanguagetag_xitem_.tpi_definition_.en_sense_senses_entry_letData_dicBody">Pdg </text:span><text:span text:style-name="xitem_.tpi_definition_.en_sense_senses_entry_letData_dicBody">em i kam nating</text:span><text:s text:c="1"/><text:span text:style-name="example_examples_sense_senses_entry_letData_dicBody">Ham nġo rörin mu geham su ḳo nġaa la rë</text:span><text:s text:c="1"/><text:span text:style-name="translation_.en_translations_examples_sense_senses_entry_letData_dicBody">You came empty-handed, you didn't bring anything</text:span><text:s text:c="1"/></text:p>
      </text:section>
      <text:section text:style-name="Sect_letHead" text:name="Sect_letHead">
        <text:p text:style-name="letter_letHead_dicBody">S s<text:variable-set text:name="Left_Guideword_L" text:display="none" text:formula="ooow: sahek" office:value-type="string" office:string-value="sahek"/></text:p>
        <text:s text:c="1"/>
      </text:section>
      <text:section text:style-name="Sect_letData" text:name="Sect_letData">
        <text:p text:style-name="entry_letData_dicBody"><text:span text:style-name="headword_entry_letData_dicBody">sahek</text:span><text:span text:style-name="headword_.bzh"><text:variable-set text:name="Left_Guideword_L" text:display="none" text:formula="ooow: sahek" office:value-type="string" office:string-value="sahek"/></text:span><text:span text:style-name="headword_.bzh"><text:variable-set text:name="Right_Guideword_R" text:display="none" text:formula="ooow: sahek" office:value-type="string" office:string-value="sahek"/></text:span><text:span/><text:s text:c="1"/><text:span text:style-name="pronunciation_pronunciations_entry_letData_dicBody">[ˈt͡ʃaʁ.ək]</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yawn</text:span><text:s text:c="1"/><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 text:c="1"/><text:span text:style-name="example_xitem_examples_sense_senses_entry_letData_dicBody">Sahek in mala neggëp</text:span><text:s text:c="1"/><text:span text:style-name="translation_.en_translations_xitem_examples_sense_senses_entry_letData_dicBody">He yawned because he was sleepy</text:span><text:s text:c="1"/><text:span text:style-name="example_xitem_examples_sense_senses_entry_letData_dicBody">Sahek in nenga mir</text:span><text:s text:c="1"/><text:span text:style-name="translation_.en_translations_xitem_examples_sense_senses_entry_letData_dicBody">He yawned because his ears were blocked</text:span><text:s text:c="1"/></text:p>
        <text:p text:style-name="block_5f_p"><text:soft-page-break/><text:span text:style-name="headword_5f_entry_5f_letData_5f_dicBody">sejonġ</text:span></text:p>
        <text:p text:style-name="entry_letData_dicBody"><text:span text:style-name="headword_entry_letData_dicBody">sejonġ</text:span><text:span text:style-name="headword_.bzh"><text:variable-set text:name="Left_Guideword_L" text:display="none" text:formula="ooow: tahöö" office:value-type="string" office:string-value="tahöö"/></text:span><text:span text:style-name="headword_.bzh"><text:variable-set text:name="Right_Guideword_R" text:display="none" text:formula="ooow: sejonġ" office:value-type="string" office:string-value="sejonġ"/></text:span><text:span/><text:s text:c="1"/><text:span text:style-name="pronunciation_pronunciations_entry_letData_dicBody">[t͡ʃə.ˈⁿd͡ʒoɴ]</text:span><text:s text:c="1"/><text:span text:style-name="partofspeech_.en_grammaticalinfo_sense_senses_entry_letData_dicBody">Class1</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 text:c="1"/><text:span text:style-name="xlanguagetag_xitem_.tpi_definition_.en_sense_senses_entry_letData_dicBody">Pdg </text:span><text:span text:style-name="xitem_.tpi_definition_.en_sense_senses_entry_letData_dicBody">bilasim</text:span><text:s text:c="1"/><text:span text:style-name="example_examples_sense_senses_entry_letData_dicBody">He sejonġ begganġ in hil najom jaḳ</text:span><text:s text:c="1"/><text:span text:style-name="translation_.en_translations_examples_sense_senses_entry_letData_dicBody">We decorated the house because we are going to dedicate it</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 text:c="1"/><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 text:c="1"/><text:span text:style-name="example_examples_sense_senses_entry_letData_dicBody">Sejonġ ġaġek gesu denġo rë</text:span><text:s text:c="1"/><text:span text:style-name="translation_.en_translations_examples_sense_senses_entry_letData_dicBody">He drowned out what was being said and they couldn't hear it</text:span><text:s text:c="1"/></text:p>
      </text:section>
      <text:section text:style-name="Sect_letHead" text:name="Sect_letHead">
        <text:p text:style-name="letter_letHead_dicBody">T t<text:variable-set text:name="Left_Guideword_L" text:display="none" text:formula="ooow: tahöö" office:value-type="string" office:string-value="tahöö"/></text:p>
        <text:s text:c="1"/>
      </text:section>
      <text:section text:style-name="Sect_letData" text:name="Sect_letData">
        <text:p text:style-name="entry_letData_dicBody"><text:span text:style-name="headword_entry_letData_dicBody">tahöö</text:span><text:span text:style-name="headword_.bzh"><text:variable-set text:name="Left_Guideword_L" text:display="none" text:formula="ooow: tahöö" office:value-type="string" office:string-value="tahöö"/></text:span><text:span text:style-name="headword_.bzh"><text:variable-set text:name="Right_Guideword_R" text:display="none" text:formula="ooow: tahöö" office:value-type="string" office:string-value="tahöö"/></text:span><text:span/><text:s text:c="1"/><text:span text:style-name="pronunciation_pronunciations_entry_letData_dicBody">[ta.ˈʁɔː]</text:span><text:s text:c="1"/><text:span text:style-name="partofspeech_.en_grammaticalinfo_sense_senses_entry_letData_dicBody">Class1</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 text:c="1"/><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 text:c="1"/><text:span text:style-name="example_examples_sense_senses_entry_letData_dicBody">Nyëġ ading om hil tahöö vahad in hil ana pevis</text:span><text:s text:c="1"/><text:span text:style-name="translation_.en_translations_examples_sense_senses_entry_letData_dicBody">It's a long way so let's stride out so that we get there quickly</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 text:c="1"/><text:span text:style-name="xlanguagetag_xitem_.tpi_definition_.en_sense_senses_entry_letData_dicBody">Pdg </text:span><text:span text:style-name="xitem_.tpi_definition_.en_sense_senses_entry_letData_dicBody">makim mak longwe</text:span><text:s text:c="1"/><text:span text:style-name="example_examples_sense_senses_entry_letData_dicBody">Hil tahöö den ti ti ya ya</text:span><text:s text:c="1"/><text:span text:style-name="translation_.en_translations_examples_sense_senses_entry_letData_dicBody">We space boundary marks wide apart</text:span><text:s text:c="1"/></text:p>
        <text:p text:style-name="block_5f_p"><text:soft-page-break/><text:span text:style-name="headword_5f_entry_5f_letData_5f_dicBody">tep</text:span></text:p>
        <text:p text:style-name="entry_letData_dicBody"><text:span text:style-name="headword_entry_letData_dicBody">tep</text:span><text:span text:style-name="headword_.bzh"><text:variable-set text:name="Left_Guideword_L" text:display="none" text:formula="ooow: to" office:value-type="string" office:string-value="to"/></text:span><text:span text:style-name="headword_.bzh"><text:variable-set text:name="Right_Guideword_R" text:display="none" text:formula="ooow: tep" office:value-type="string" office:string-value="tep"/></text:span><text:span/><text:s text:c="1"/><text:span text:style-name="pronunciation_pronunciations_entry_letData_dicBody">[tɛp]</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to taste, lick, poke out the tongue</text:span><text:s text:c="1"/><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 text:c="1"/><text:span text:style-name="example_xitem_examples_sense_senses_entry_letData_dicBody">Tep mamireng</text:span><text:s text:c="1"/><text:span text:style-name="translation_.en_translations_xitem_examples_sense_senses_entry_letData_dicBody">She tasted the salt</text:span><text:s text:c="1"/><text:span text:style-name="example_xitem_examples_sense_senses_entry_letData_dicBody">Tep daggen</text:span><text:s text:c="1"/><text:span text:style-name="translation_.en_translations_xitem_examples_sense_senses_entry_letData_dicBody">He poked his tongue out (in anger)</text:span><text:s text:c="1"/></text:p>
        <text:p text:style-name="block_5f_p"><text:soft-page-break/><text:span text:style-name="headword_5f_entry_5f_letData_5f_dicBody">to</text:span></text:p>
        <text:p text:style-name="entry_letData_dicBody"><text:span text:style-name="headword_entry_letData_dicBody">to</text:span><text:span text:style-name="headword_.bzh"><text:variable-set text:name="Left_Guideword_L" text:display="none" text:formula="ooow: veġo" office:value-type="string" office:string-value="veġo"/></text:span><text:span text:style-name="headword_.bzh"><text:variable-set text:name="Right_Guideword_R" text:display="none" text:formula="ooow: to" office:value-type="string" office:string-value="to"/></text:span><text:span/><text:s text:c="1"/><text:span text:style-name="pronunciation_pronunciations_entry_letData_dicBody">[to]</text:span><text:s text:c="1"/><text:span text:style-name="partofspeech_.en_grammaticalinfo_sense_senses_entry_letData_dicBody">Class2</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 text:c="1"/><text:span text:style-name="xlanguagetag_xitem_.tpi_definition_.en_sense_senses_entry_letData_dicBody">Pdg </text:span><text:span text:style-name="xitem_.tpi_definition_.en_sense_senses_entry_letData_dicBody">i kam daun</text:span><text:s text:c="1"/><text:span text:style-name="example_examples_sense_senses_entry_letData_dicBody">He halë bë to om hil ana jaḳ</text:span><text:s text:c="1"/><text:span text:style-name="translation_.en_translations_examples_sense_senses_entry_letData_dicBody">We see that he has arrived so let's go</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 text:c="1"/><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 text:c="1"/><text:span text:style-name="example_xitem_examples_sense_senses_entry_letData_dicBody">To mesis yi raḳ dob</text:span><text:s text:c="1"/><text:span text:style-name="translation_.en_translations_xitem_examples_sense_senses_entry_letData_dicBody">He fell and hurt himself on the ground</text:span><text:s text:c="1"/><text:span text:style-name="example_xitem_examples_sense_senses_entry_letData_dicBody">Hob to raḳ veseveng</text:span><text:s text:c="1"/><text:span text:style-name="translation_.en_translations_xitem_examples_sense_senses_entry_letData_dicBody">It rained yesterday</text:span><text:s text:c="1"/><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 text:c="1"/><text:span text:style-name="xlanguagetag_xitem_.tpi_definition_.en_sense_senses_entry_letData_dicBody">Pdg </text:span><text:span text:style-name="xitem_.tpi_definition_.en_sense_senses_entry_letData_dicBody">i go daun</text:span><text:s text:c="1"/><text:span text:style-name="example_examples_sense_senses_entry_letData_dicBody">He nado ga mehö saga to meya huk anon</text:span><text:s text:c="1"/><text:span text:style-name="translation_.en_translations_examples_sense_senses_entry_letData_dicBody">We stayed here and that person went down to the garden</text:span><text:s text:c="1"/></text:p>
      </text:section>
      <text:section text:style-name="Sect_letHead" text:name="Sect_letHead">
        <text:p text:style-name="letter_letHead_dicBody">V v<text:variable-set text:name="Left_Guideword_L" text:display="none" text:formula="ooow: veġo" office:value-type="string" office:string-value="veġo"/></text:p>
        <text:s text:c="1"/>
      </text:section>
      <text:section text:style-name="Sect_letData" text:name="Sect_letData">
        <text:p text:style-name="entry_letData_dicBody"><text:span text:style-name="headword_entry_letData_dicBody">veġo</text:span><text:span text:style-name="headword_.bzh"><text:variable-set text:name="Left_Guideword_L" text:display="none" text:formula="ooow: veġo" office:value-type="string" office:string-value="veġo"/></text:span><text:span text:style-name="headword_.bzh"><text:variable-set text:name="Right_Guideword_R" text:display="none" text:formula="ooow: veġo" office:value-type="string" office:string-value="veġo"/></text:span><text:span/><text:s text:c="1"/><text:span text:style-name="pronunciation_pronunciations_entry_letData_dicBody">[βə.ˈᵑɢo]</text:span><text:s text:c="1"/><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thigh, hip, the upper part of the leg where it joins the body</text:span><text:s text:c="1"/><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 text:c="1"/></text:p>
        <text:p text:style-name="block_5f_p"><text:soft-page-break/><text:span text:style-name="headword_5f_entry_5f_letData_5f_dicBody">veriik</text:span></text:p>
        <text:p text:style-name="entry_letData_dicBody"><text:span text:style-name="headword_entry_letData_dicBody">veriik</text:span><text:span text:style-name="headword_.bzh"><text:variable-set text:name="Left_Guideword_L" text:display="none" text:formula="ooow: vonġ poḳ" office:value-type="string" office:string-value="vonġ poḳ"/></text:span><text:span text:style-name="headword_.bzh"><text:variable-set text:name="Right_Guideword_R" text:display="none" text:formula="ooow: veriik" office:value-type="string" office:string-value="veriik"/></text:span><text:span/><text:s text:c="1"/><text:span text:style-name="pronunciation_pronunciations_entry_letData_dicBody">[βə.ˈɾiːk]</text:span><text:s text:c="1"/><text:span text:style-name="partofspeech_.en_grammaticalinfo_sense_senses_entry_letData_dicBody">Class3</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languagetag_xitem_.tpi_definition_.en_sense_senses_entry_letData_dicBody">Pdg </text:span><text:span text:style-name="xitem_.tpi_definition_.en_sense_senses_entry_letData_dicBody">blakpela </text:span><text:span text:style-name="example_xitem_examples_sense_senses_entry_letData_dicBody">Alam veriik geveroo</text:span><text:s text:c="1"/><text:span text:style-name="translation_.en_translations_xitem_examples_sense_senses_entry_letData_dicBody">There are black people and white</text:span><text:s text:c="1"/><text:span text:style-name="example_xitem_examples_sense_senses_entry_letData_dicBody">Vëh tob veriik veseveng</text:span><text:s text:c="1"/><text:span text:style-name="translation_.en_translations_xitem_examples_sense_senses_entry_letData_dicBody">He wore a black laplap yesterday</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 text:c="1"/><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 text:c="1"/><text:span text:style-name="example_examples_sense_senses_entry_letData_dicBody">Nabë ġekwevu nġaa saga jaḳ pen veriik og rëk beriik jaḳ</text:span><text:s text:c="1"/><text:span text:style-name="translation_.en_translations_examples_sense_senses_entry_letData_dicBody">If you paint that with black paint it will become black</text:span><text:s text:c="1"/></text:p>
        <text:p text:style-name="block_5f_p"><text:soft-page-break/><text:span text:style-name="headword_5f_entry_5f_letData_5f_dicBody">vonġ poḳ</text:span></text:p>
        <text:p text:style-name="entry_letData_dicBody"><text:span text:style-name="headword_entry_letData_dicBody">vonġ poḳ</text:span><text:span text:style-name="headword_.bzh"><text:variable-set text:name="Left_Guideword_L" text:display="none" text:formula="ooow: vonġ poḳ" office:value-type="string" office:string-value="vonġ poḳ"/></text:span><text:span text:style-name="headword_.bzh"><text:variable-set text:name="Right_Guideword_R" text:display="none" text:formula="ooow: vonġ poḳ" office:value-type="string" office:string-value="vonġ poḳ"/></text:span><text:span/><text:s text:c="1"/><text:span text:style-name="pronunciation_pronunciations_entry_letData_dicBody">[βoɴ poq]</text:span><text:s text:c="1"/><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 text:c="1"/><text:span text:style-name="xlanguagetag_xitem_.tpi_definition_.en_sense_senses_entry_letData_dicBody">Pdg </text:span><text:span text:style-name="xitem_.tpi_definition_.en_sense_senses_entry_letData_dicBody">pairap</text:span><text:s text:c="1"/><text:span text:style-name="example_xitem_examples_sense_senses_entry_letData_dicBody">Mehöti sap ḳele mepoḳ poḳ</text:span><text:s text:c="1"/><text:span text:style-name="translation_.en_translations_xitem_examples_sense_senses_entry_letData_dicBody">Someone is cutting wood and making a chopping sound</text:span><text:s text:c="1"/><text:span text:style-name="example_xitem_examples_sense_senses_entry_letData_dicBody">Jaheng vonġ poḳ om maḳ sis mun ti</text:span><text:s text:c="1"/><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 text:c="1"/></text:p>
      </text:section>
      <text:section text:style-name="Sect_letHead" text:name="Sect_letHead">
        <text:p text:style-name="letter_letHead_dicBody">Y y<text:variable-set text:name="Left_Guideword_L" text:display="none" text:formula="ooow: yu töḳsën" office:value-type="string" office:string-value="yu töḳsën"/></text:p>
        <text:s text:c="1"/>
      </text:section>
      <text:section text:style-name="Sect_letData" text:name="Sect_letData">
        <text:p text:style-name="entry_letData_dicBody"><text:span text:style-name="headword_entry_letData_dicBody">yu töḳsën</text:span><text:span text:style-name="headword_.bzh"><text:variable-set text:name="Left_Guideword_L" text:display="none" text:formula="ooow: yu töḳsën" office:value-type="string" office:string-value="yu töḳsën"/></text:span><text:span text:style-name="headword_.bzh"><text:variable-set text:name="Right_Guideword_R" text:display="none" text:formula="ooow: yu töḳsën" office:value-type="string" office:string-value="yu töḳsën"/></text:span><text:span/><text:s text:c="1"/><text:span text:style-name="pronunciation_pronunciations_entry_letData_dicBody">[yu ˈtɔq.t͡ʃen]</text:span><text:s text:c="1"/><text:span text:style-name="LexEntryTypepublishStemEntryTypeAbbreviationPub_.en_entryreftype_primaryrefs_entry_letData_dicBody">(id. of</text:span><text:s text:c="1"/><text:span text:style-name="primaryrefs_entry_letData_dicBody">) </text:span><text:span text:style-name="xlanguagetag_xitem_.en_definition_.en_sense_senses_entry_letData_dicBody">Eng </text:span><text:span text:style-name="xitem_.en_definition_.en_sense_senses_entry_letData_dicBody">to dance without a headdress</text:span><text:s text:c="1"/><text:span text:style-name="xlanguagetag_xitem_.tpi_definition_.en_sense_senses_entry_letData_dicBody">Pdg </text:span><text:span text:style-name="xitem_.tpi_definition_.en_sense_senses_entry_letData_dicBody">i singsing nating, i no gat kangal</text:span><text:s text:c="1"/><text:span text:style-name="example_examples_sense_senses_entry_letData_dicBody">Löö yu töḳsën gesu tunġ soḳ rë</text:span><text:s text:c="1"/><text:span text:style-name="translation_.en_translations_examples_sense_senses_entry_letData_dicBody">He danced bareheaded without a headdress</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 text:c="1"/><text:span text:style-name="xlanguagetag_xitem_.tpi_definition_.en_sense_senses_entry_letData_dicBody">Pdg </text:span><text:span text:style-name="xitem_.tpi_definition_.en_sense_senses_entry_letData_dicBody">glasman, man bilong toktok wantaim ol spirit</text:span><text:s text:c="1"/><text:span text:style-name="example_examples_sense_senses_entry_letData_dicBody">Hil nanër alam sën heljenġ ḳenuj yom nedo ving sir medëlë bël lo nabë yuj töḳsën</text:span><text:s text:c="1"/><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 text:c="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dicBody" style:family="paragraph" style:parent-style-name=""/>
    <style:style xmlns:style="urn:oasis:names:tc:opendocument:xmlns:style:1.0"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non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non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82%"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fo:font-weight="normal"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normal"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fo:keep-with-next="always"/>
      <style:text-properties fo:font-family="Times New Roman" style:font-name-complex="Times New Roman" fo:font-size="10pt" style:font-size-complex="10pt" fo:font-weight="400" style:font-weight-complex="400" fo:font-style="normal" fo:color="#000000" style:text-underline-style="none"/>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Times New Roman"/>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6">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459.2126pt" fo:page-height="649.1339pt" fo:margin-top="56.69291pt" fo:margin-right="56.69291pt" fo:margin-bottom="56.69291pt" fo:margin-left="56.69291pt"/>
    </style:page-layout>
    <style:page-layout style:name="pm13">
      <style:page-layout-properties fo:page-width="459.2126pt" fo:page-height="649.1339pt" fo:margin-top="56.69291pt" fo:margin-right="56.69291pt" fo:margin-bottom="56.69291pt" fo:margin-left="56.69291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6-20T08:53:05</meta:creation-date>
    <dc:creator>Trihus</dc:creator>
    <dc:date>2012-06-20T08:53:05</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3.2295</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git\pathway\pathway\Test\PsExport\TestFiles\Output\T6\Preservemain"
Const IsPreview = "False"
Const RunMacroFirstTime = "True"
Const IsCoverImageInserted = "false"

'Changed On May-21-2012 for TD-2989(Export to PDF produces BASIC error)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On Error GoTo MyError:
	TurnOffNonPrintingCharacters() 
	
	AlingOverlappingImages()
	
	HideODMVariable()

	UpdateTOC()
	
	If CanSave Then
		oDoc = ThisComponent 
		oDoc.store() 
	End If
	
	If Lcase(OutputFormat) &lt;&gt; "odt" And Len(Trim(OutputFormat)) &gt; 0 Then
		ExportToDOC_PDF
	End IF
	
	'SetImageToCoverPage()
	If IsCoverImageInserted = "true" And Right(Trim(ThisComponent.Title),4) = ".odm" Then
		SetImageToCoverPage()
	End If
Exit Sub
MyError: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ThisComponent.getDrawPage().GetCount -1)
		oGraphic.AnchorType = com.sun.star.text.TextContentAnchorType.AT_PAGE
	End If
End Sub

Sub Test1

	if ThisComponent.getDrawPage().GetCount &gt; 0 Then
		oGraphic  = ThisComponent.getDrawPage().getByIndex(ThisComponent.getDrawPage().GetCount -1)
		oGraphic.AnchorType = com.sun.star.text.TextContentAnchorType.AT_PAGE
	End If
	Exit Sub
dim oMainform 
oGraphics = Thiscomponent.GraphicObjects
Msgbox oGraphics.count
  For i = 0 To oGraphics.getCount() -1 step 1 
  	oGraphic = oGraphics.getByIndex(i)
  	if oGraphics.count - 1 = i Then
	  	oGraphic.AnchorType = com.sun.star.text.TextContentAnchorType.AT_PAGE
  	End If
  Next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msgbox("start")
   	oDoc.storeToURL(fileURL, Array(MakePropertyValue("FilterName",filterType)) 
	'msgbox("end")
	If Lcase(IsPreview) = "false" Then
		oSvc = createUnoService("com.sun.star.system.SystemShellExecute") 
		oSvc.execute(FilePathWithName, "", 0) 
	End If
		'msgbox("dispose")
	oDoc.dispose()
			'msgbox("disposeEnd")
Exit Sub
MyError:
'msgbox("hi")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